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2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ASFD</text:p>
      <text:p text:style-name="Standard"># Git Github Practice</text:p>
      <text:p text:style-name="Standard"/>
      <text:p text:style-name="Standard"># Description</text:p>
      <text:p text:style-name="Standard">To practice upon Git Github</text:p>
      <text:p text:style-name="Standard"/>
      <text:p text:style-name="Standard">## Project Link</text:p>
      <text:p text:style-name="Standard">- Github: [AFSD](https://github.com/opchaudharyAFSD)</text:p>
      <text:p text:style-name="Standard"/>
      <text:p text:style-name="Standard"/>
      <text:p text:style-name="Standard">## Getting Started</text:p>
      <text:p text:style-name="Standard"/>
      <text:p text:style-name="Standard">1. **Initialize Git :**</text:p>
      <text:p text:style-name="Standard"/>
      <text:p text:style-name="Standard"><text:s text:c="3"/>```bash</text:p>
      <text:p text:style-name="Standard"><text:s text:c="3"/>git init</text:p>
      <text:p text:style-name="Standard"><text:s text:c="3"/>git status</text:p>
      <text:p text:style-name="Standard"><text:s text:c="3"/>```</text:p>
      <text:p text:style-name="Standard"/>
      <text:p text:style-name="Standard">2.**Git add in staging area :**</text:p>
      <text:p text:style-name="Standard"/>
      <text:p text:style-name="Standard"><text:s text:c="3"/>```bash</text:p>
      <text:p text:style-name="Standard"><text:s text:c="3"/>git add .</text:p>
      <text:p text:style-name="Standard"><text:s text:c="3"/>git status</text:p>
      <text:p text:style-name="Standard"><text:s text:c="3"/>``` </text:p>
      <text:p text:style-name="Standard"/>
      <text:p text:style-name="Standard">3.**Git Commit :**</text:p>
      <text:p text:style-name="Standard"/>
      <text:p text:style-name="Standard"><text:s text:c="3"/>```bash</text:p>
      <text:p text:style-name="Standard"><text:s text:c="4"/>git commit -m "initial commit"</text:p>
      <text:p text:style-name="Standard"><text:s text:c="3"/>``` </text:p>
      <text:p text:style-name="Standard"/>
      <text:p text:style-name="Standard">4.**Create new branch :**</text:p>
      <text:p text:style-name="Standard"/>
      <text:p text:style-name="Standard"><text:s text:c="3"/>```bash</text:p>
      <text:p text:style-name="Standard"><text:s text:c="3"/>git checkout -b op1</text:p>
      <text:p text:style-name="Standard"><text:s text:c="3"/>git branch</text:p>
      <text:p text:style-name="Standard"><text:s text:c="3"/>``` </text:p>
      <text:p text:style-name="Standard"/>
      <text:p text:style-name="Standard">5.**Updated <text:s/>in new branch:**</text:p>
      <text:p text:style-name="Standard"/>
      <text:p text:style-name="Standard"><text:s text:c="3"/>```bash</text:p>
      <text:p text:style-name="Standard"><text:s text:c="3"/>git add .</text:p>
      <text:p text:style-name="Standard"><text:s text:c="3"/>git commit -m "change in op1"</text:p>
      <text:p text:style-name="Standard"><text:s text:c="3"/>```</text:p>
      <text:p text:style-name="Standard"/>
      <text:p text:style-name="Standard">6.**Create and resolve merge conflict:**</text:p>
      <text:p text:style-name="Standard"/>
      <text:p text:style-name="Standard"><text:s/>- `Create new branch op1`</text:p>
      <text:p text:style-name="Standard"/>
      <text:p text:style-name="Standard"/>
      <text:p text:style-name="Standard"><text:s text:c="5"/>```bash</text:p>
      <text:p text:style-name="Standard"><text:soft-page-break/><text:s text:c="5"/>git checkout -b op1</text:p>
      <text:p text:style-name="Standard"><text:s text:c="5"/>``` </text:p>
      <text:p text:style-name="Standard"><text:s/>- `Update and commit new change in branch`</text:p>
      <text:p text:style-name="Standard"><text:s text:c="5"/>```bash</text:p>
      <text:p text:style-name="Standard"><text:s text:c="5"/>git status</text:p>
      <text:p text:style-name="Standard"><text:s text:c="5"/>git add .</text:p>
      <text:p text:style-name="Standard"><text:s text:c="5"/>git commit -m "Add op1"</text:p>
      <text:p text:style-name="Standard"><text:s text:c="5"/>git stataus</text:p>
      <text:p text:style-name="Standard"><text:s text:c="4"/>```</text:p>
      <text:p text:style-name="Standard"/>
      <text:p text:style-name="Standard"/>
      <text:p text:style-name="Standard"><text:s text:c="2"/>- `Merge op1 into main branch`</text:p>
      <text:p text:style-name="Standard"><text:s text:c="5"/>```bash</text:p>
      <text:p text:style-name="Standard"><text:s text:c="6"/>git checkout main</text:p>
      <text:p text:style-name="Standard"><text:s text:c="6"/>git status</text:p>
      <text:p text:style-name="Standard"><text:s text:c="6"/>git merge op1</text:p>
      <text:p text:style-name="Standard"><text:s text:c="6"/>git stataus</text:p>
      <text:p text:style-name="Standard"><text:s text:c="5"/>```</text:p>
      <text:p text:style-name="Standard"/>
      <text:p text:style-name="Standard"/>
      <text:p text:style-name="Standard"><text:s text:c="2"/>- `Update by op1 branch`</text:p>
      <text:p text:style-name="Standard"><text:s text:c="5"/>```bash</text:p>
      <text:p text:style-name="Standard"><text:s text:c="6"/>git checkout op1</text:p>
      <text:p text:style-name="Standard"><text:s text:c="6"/>git status</text:p>
      <text:p text:style-name="Standard"><text:s text:c="6"/>git add .</text:p>
      <text:p text:style-name="Standard"><text:s text:c="6"/>git commit -m "add some line"</text:p>
      <text:p text:style-name="Standard"><text:s text:c="6"/>git status</text:p>
      <text:p text:style-name="Standard"><text:s text:c="5"/>```</text:p>
      <text:p text:style-name="Standard"/>
      <text:p text:style-name="Standard"><text:s text:c="3"/>- `Merge conflict generated`</text:p>
      <text:p text:style-name="Standard"><text:s text:c="5"/>```bash</text:p>
      <text:p text:style-name="Standard"><text:s text:c="6"/>git checkout main</text:p>
      <text:p text:style-name="Standard"><text:s text:c="6"/>git merger op1</text:p>
      <text:p text:style-name="Standard"><text:s text:c="5"/>```</text:p>
      <text:p text:style-name="Standard"><text:s text:c="3"/></text:p>
      <text:p text:style-name="Standard"/>
      <text:p text:style-name="Standard">- `Resolved Merge conflict`</text:p>
      <text:p text:style-name="Standard"><text:s text:c="3"/>```bash</text:p>
      <text:p text:style-name="Standard"><text:s text:c="4"/>git add .</text:p>
      <text:p text:style-name="Standard"><text:s text:c="4"/>git commit -m "final conflict resolve"</text:p>
      <text:p text:style-name="Standard"><text:s text:c="4"/>git status</text:p>
      <text:p text:style-name="Standard"><text:s text:c="3"/>```</text:p>
      <text:p text:style-name="Standard"><text:s text:c="3"/></text:p>
      <text:p text:style-name="Standard"/>
      <text:p text:style-name="Standard">7.**Create a Github Repository:**</text:p>
      <text:p text:style-name="Standard"/>
      <text:p text:style-name="Standard">- Github: [AFSD](https://github.com/opchaudharyAFSD)</text:p>
      <text:p text:style-name="Standard"/>
      <text:p text:style-name="Standard">- Add url</text:p>
      <text:p text:style-name="Standard"><text:s text:c="2"/></text:p>
      <text:p text:style-name="Standard"><text:s text:c="3"/>```bash</text:p>
      <text:p text:style-name="Standard"><text:s text:c="4"/>git remote add origin https://github.com/opchauhdary/git_github_AFSD.git</text:p>
      <text:p text:style-name="Standard"><text:soft-page-break/><text:s text:c="4"/>git remote -v</text:p>
      <text:p text:style-name="Standard"><text:s text:c="3"/>```</text:p>
      <text:p text:style-name="Standard"/>
      <text:p text:style-name="Standard"/>
      <text:p text:style-name="Standard">3. **Push project to Github Repository:**</text:p>
      <text:p text:style-name="Standard"/>
      <text:p text:style-name="Standard">- Github: [AFSD](https://github.com/opchaudharyAFSD)</text:p>
      <text:p text:style-name="Standard"/>
      <text:p text:style-name="Standard">-Push master branch</text:p>
      <text:p text:style-name="Standard"/>
      <text:p text:style-name="Standard"><text:s text:c="3"/>```bash</text:p>
      <text:p text:style-name="Standard"><text:s text:c="4"/>git push -u origin master</text:p>
      <text:p text:style-name="Standard"><text:s text:c="3"/>```</text:p>
      <text:p text:style-name="Standard"><text:s/></text:p>
      <text:p text:style-name="Standard"/>
      <text:p text:style-name="Standard">-Push op1 branch</text:p>
      <text:p text:style-name="Standard"/>
      <text:p text:style-name="Standard"><text:s text:c="3"/>```bash</text:p>
      <text:p text:style-name="Standard"><text:s text:c="4"/>git push -u origin op1</text:p>
      <text:p text:style-name="Standard"><text:s text:c="3"/>```</text:p>
      <text:p text:style-name="Standard"><text:s/></text:p>
      <text:p text:style-name="Standard"/>
      <text:p text:style-name="Standard">-Push op2 branch</text:p>
      <text:p text:style-name="Standard"/>
      <text:p text:style-name="Standard"><text:s text:c="3"/>```bash</text:p>
      <text:p text:style-name="Standard"><text:s text:c="4"/>git push -u origin op2</text:p>
      <text:p text:style-name="Standard"><text:s text:c="3"/>```</text:p>
      <text:p text:style-name="Standard"><text:s text:c="2"/></text:p>
      <text:p text:style-name="Standard"/>
      <text:p text:style-name="Standard">## Usage</text:p>
      <text:p text:style-name="Standard"/>
      <text:p text:style-name="Standard">1. *Learn Git Commands** </text:p>
      <text:p text:style-name="Standard"/>
      <text:p text:style-name="Standard"/>
      <text:p text:style-name="Standard"/>
      <text:p text:style-name="Standard">## Author</text:p>
      <text:p text:style-name="Standard"/>
      <text:p text:style-name="Standard">- OMPRAKA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33:10.481995157</meta:creation-date>
    <meta:generator>LibreOffice/7.3.7.2$Linux_X86_64 LibreOffice_project/30$Build-2</meta:generator>
    <dc:date>2023-12-14T00:40:58.952795737</dc:date>
    <meta:editing-duration>PT18M47S</meta:editing-duration>
    <meta:editing-cycles>3</meta:editing-cycles>
    <meta:document-statistic meta:table-count="0" meta:image-count="0" meta:object-count="0" meta:page-count="3" meta:paragraph-count="100" meta:word-count="258" meta:character-count="1792" meta:non-whitespace-character-count="1341"/>
  </office:meta>
</office:document-meta>
</file>